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1.95cm" fo:min-width="23cm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5cm" fo:min-width="4.5cm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5cm" fo:min-width="22cm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5.75cm" fo:min-width="4cm" loext:decorative="false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25cm" fo:min-width="2.5cm" loext:decorative="false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75cm" fo:min-width="22cm" loext:decorative="false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95cm" fo:min-width="8.5cm" loext:decorative="false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95cm" fo:min-width="8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3" draw:layer="layout" svg:width="23.5cm" svg:height="12.2cm" svg:x="1.5cm" svg:y="0.5cm">
          <text:p text:style-name="P2">Core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1.5cm" svg:x="5cm" svg:y="1.3cm">
          <text:p text:style-name="P2">cs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1.5cm" svg:x="17cm" svg:y="1.3cm">
          <text:p text:style-name="P2">regfil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2.5cm" svg:height="1.5cm" svg:x="2cm" svg:y="9.3cm">
          <text:p text:style-name="P2">hazard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2.5cm" svg:height="1.5cm" svg:x="2cm" svg:y="11cm">
          <text:p text:style-name="P2">busio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5cm" svg:height="6cm" svg:x="2cm" svg:y="3.3cm">
          <text:p text:style-name="P2">Fetch</text:p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5cm" svg:height="6cm" svg:x="6.5cm" svg:y="3.3cm">
          <text:p text:style-name="P2">Decode</text:p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5cm" svg:height="6cm" svg:x="11cm" svg:y="3.3cm">
          <text:p text:style-name="P2">Execute</text:p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5cm" svg:height="6cm" svg:x="15.5cm" svg:y="3.3cm">
          <text:p text:style-name="P2">Memory</text:p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5cm" svg:height="6cm" svg:x="20cm" svg:y="3.3cm">
          <text:p text:style-name="P2">Writeback</text:p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cm" svg:height="1.5cm" svg:x="11.5cm" svg:y="5.3cm">
          <text:p text:style-name="P2">alu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cm" svg:height="1.5cm" svg:x="11.5cm" svg:y="7.3cm">
          <text:p text:style-name="P2">cmp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cm" svg:height="1.5cm" svg:x="2.5cm" svg:y="5.3cm">
          <text:p text:style-name="P2">pc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2.5cm" svg:height="2cm" svg:x="2cm" svg:y="13cm">
          <text:p text:style-name="P2">memory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9cm" svg:height="1.2cm" svg:x="2.4cm" svg:y="13.3cm">
          <text:p text:style-name="P2">icache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8.5cm" svg:height="1.2cm" svg:x="15.5cm" svg:y="13.3cm">
          <text:p text:style-name="P2">dcach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rfc-language-tag-asian="zh-Hant" style:language-asian="zh" style:script-asian="Hant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7:17:15.853330655</meta:creation-date>
    <dc:date>2024-11-15T17:37:32.016969453</dc:date>
    <meta:editing-duration>PT20M13S</meta:editing-duration>
    <meta:editing-cycles>9</meta:editing-cycles>
    <meta:generator>LibreOffice/24.8.1.2$MacOSX_AARCH64 LibreOffice_project/87fa9aec1a63e70835390b81c40bb8993f1d4ff6</meta:generator>
    <meta:document-statistic meta:object-count="43"/>
  </office:meta>
</office:document-meta>
</file>